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" manifest:full-path="Pictures/TablePreview1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aecf00" draw:textarea-vertical-align="middle"/>
    </style:style>
    <style:style style:name="gr2" style:family="graphic" style:parent-style-name="standard">
      <style:graphic-properties draw:fill="solid" draw:fill-color="#993366" draw:textarea-vertical-align="middle"/>
    </style:style>
    <style:style style:name="gr3" style:family="graphic" style:parent-style-name="standard">
      <style:graphic-properties svg:stroke-color="#333333" draw:fill="solid" draw:fill-color="#c0c0c0" draw:textarea-vertical-align="middle"/>
    </style:style>
    <style:style style:name="gr4" style:family="graphic" style:parent-style-name="standard">
      <style:graphic-properties draw:fill="solid" draw:textarea-vertical-align="middle"/>
    </style:style>
    <style:style style:name="gr5" style:family="graphic" style:parent-style-name="standard">
      <style:graphic-properties draw:fill="solid" draw:fill-color="#ffffcc" draw:textarea-vertical-align="middle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cm"/>
    </style:style>
    <style:style style:name="gr9" style:family="graphic" style:parent-style-name="standard">
      <style:graphic-properties draw:stroke="none" draw:fill="none" fo:min-height="1.425cm"/>
    </style:style>
    <style:style style:name="gr10" style:family="graphic" style:parent-style-name="standard">
      <style:graphic-properties draw:stroke="none" draw:fill="none" fo:min-height="0.75cm"/>
    </style:style>
    <style:style style:name="gr11" style:family="graphic" style:parent-style-name="standard">
      <style:graphic-properties draw:stroke="none" draw:fill="none" fo:min-height="0.714cm"/>
    </style:style>
    <style:style style:name="gr12" style:family="graphic" style:parent-style-name="standard">
      <style:graphic-properties draw:stroke="none" svg:stroke-color="#000000" draw:fill="none" draw:fill-color="#ffffff" fo:min-height="2.25cm"/>
    </style:style>
    <style:style style:name="gr13" style:family="graphic" style:parent-style-name="standard">
      <style:graphic-properties draw:stroke="none" svg:stroke-color="#000000" draw:fill="none" draw:fill-color="#ffffff" fo:min-height="3.958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132cm"/>
    </style:style>
    <style:style style:name="co1" style:family="table-column">
      <style:table-column-properties style:column-width="3.372cm" style:use-optimal-column-width="false"/>
    </style:style>
    <style:style style:name="co2" style:family="table-column">
      <style:table-column-properties style:column-width="3.145cm" style:use-optimal-column-width="false"/>
    </style:style>
    <style:style style:name="co3" style:family="table-column">
      <style:table-column-properties style:column-width="5.235cm" style:use-optimal-column-width="false"/>
    </style:style>
    <style:style style:name="co4" style:family="table-column">
      <style:table-column-properties style:column-width="8.289cm" style:use-optimal-column-width="false"/>
    </style:style>
    <style:style style:name="co5" style:family="table-column">
      <style:table-column-properties style:column-width="7.159cm" style:use-optimal-column-width="false"/>
    </style:style>
    <style:style style:name="ro1" style:family="table-row">
      <style:table-row-properties style:row-height="1.282cm"/>
    </style:style>
    <style:style style:name="ro2" style:family="table-row">
      <style:table-row-properties style:row-height="1.284cm"/>
    </style:style>
    <style:style style:name="ce1" style:family="table-cell">
      <style:graphic-properties style:repeat="repeat"/>
      <style:text-properties fo:font-size="14pt" style:font-size-asian="14pt" style:font-size-complex="14pt"/>
    </style:style>
    <style:style style:name="ce2" style:family="table-cell">
      <style:graphic-properties style:repeat="repeat"/>
      <style:text-properties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5cm" svg:height="8.9cm" svg:x="7.4cm" svg:y="3.8cm">
          <text:p text:style-name="P1"/>
          <text:p text:style-name="P1"/>
          <text:p text:style-name="P1">NINAA</text:p>
          <text:p text:style-name="P1"/>
          <text:p text:style-name="P1"/>
          <text:p text:style-name="P1"/>
          <text:p text:style-name="P1">FIDDLER</text:p>
        </draw:rect>
        <draw:rect draw:style-name="gr2" draw:text-style-name="P1" draw:layer="layout" svg:width="6.5cm" svg:height="5cm" svg:x="11.5cm" svg:y="6.8cm">
          <text:p/>
        </draw:rect>
        <draw:rect draw:style-name="gr3" draw:text-style-name="P1" draw:layer="layout" svg:width="5.9cm" svg:height="3.8cm" svg:x="11.8cm" svg:y="7.4cm">
          <text:p text:style-name="P1"/>
          <text:p text:style-name="P1"/>
          <text:p text:style-name="P1"/>
          <text:p text:style-name="P1"/>
          <text:p text:style-name="P1"/>
          <text:p text:style-name="P1"/>
        </draw:rect>
        <draw:rect draw:style-name="gr4" draw:text-style-name="P1" draw:layer="layout" svg:width="4.731cm" svg:height="2.664cm" svg:x="12.4cm" svg:y="7.936cm">
          <text:p text:style-name="P1"><text:span text:style-name="T1"><text:s/></text:span><text:span text:style-name="T1">(Dynamic loader)</text:span></text:p>
        </draw:rect>
        <draw:rect draw:style-name="gr5" draw:text-style-name="P1" draw:layer="layout" svg:width="5.721cm" svg:height="3.26cm" draw:transform="skewX (-0.0478220215046356) rotate (0.0071558499331754) translate (1cm 6.941cm)">
          <text:p text:style-name="P1">Client<text:line-break/>(<text:span text:style-name="T2">Authenticates </text:span></text:p>
          <text:p text:style-name="P1"><text:span text:style-name="T2">by injecting headers like </text:span></text:p>
          <text:p text:style-name="P1"><text:span text:style-name="T2">in NINAA</text:span>)</text:p>
        </draw:rect>
        <draw:rect draw:style-name="gr6" draw:text-style-name="P1" draw:layer="layout" svg:width="5.1cm" svg:height="1.4cm" svg:x="21.3cm" svg:y="11cm">
          <text:p><text:span text:style-name="T2">ProductDB_Service </text:span></text:p>
        </draw:rect>
        <draw:line draw:style-name="gr7" draw:text-style-name="P1" draw:layer="layout" svg:x1="17.1cm" svg:y1="9.3cm" svg:x2="21.1cm" svg:y2="7.4cm">
          <text:p/>
        </draw:line>
        <draw:frame draw:style-name="gr8" draw:text-style-name="P2" draw:layer="layout" svg:width="2.6cm" svg:height="0.806cm" svg:x="18.4cm" svg:y="7cm">
          <draw:text-box>
            <text:p><text:span text:style-name="T2">Starts</text:span></text:p>
          </draw:text-box>
        </draw:frame>
        <draw:line draw:style-name="gr7" draw:text-style-name="P1" draw:layer="layout" svg:x1="6.7cm" svg:y1="8.9cm" svg:x2="11.4cm" svg:y2="8.9cm">
          <text:p/>
        </draw:line>
        <draw:frame draw:style-name="gr9" draw:text-style-name="P1" draw:layer="layout" svg:width="4.151cm" svg:height="1.675cm" svg:x="12.549cm" svg:y="5.1cm">
          <draw:text-box>
            <text:p text:style-name="P1">Gateway API Endpoint</text:p>
          </draw:text-box>
        </draw:frame>
        <draw:rect draw:style-name="gr6" draw:text-style-name="P1" draw:layer="layout" svg:width="5.2cm" svg:height="1.4cm" svg:x="21.2cm" svg:y="8.9cm">
          <text:p><text:span text:style-name="T2">CustomerDB_Service </text:span></text:p>
        </draw:rect>
        <draw:rect draw:style-name="gr6" draw:text-style-name="P1" draw:layer="layout" svg:width="5.3cm" svg:height="1.4cm" svg:x="21.1cm" svg:y="6.7cm">
          <text:p><text:span text:style-name="T2">UserDB_Service </text:span></text:p>
        </draw:rect>
        <draw:line draw:style-name="gr7" draw:text-style-name="P1" draw:layer="layout" svg:x1="17.1cm" svg:y1="9.3cm" svg:x2="21.2cm" svg:y2="9.4cm">
          <text:p/>
        </draw:line>
        <draw:line draw:style-name="gr7" draw:text-style-name="P1" draw:layer="layout" svg:x1="17.1cm" svg:y1="9.4cm" svg:x2="21.3cm" svg:y2="11.7cm">
          <text:p/>
        </draw:line>
        <draw:frame draw:style-name="standard" draw:layer="layout" svg:width="27.199cm" svg:height="5.218cm" svg:x="1.2cm" svg:y="14.8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2">Service_id</text:span></text:p>
              </table:table-cell>
              <table:table-cell>
                <text:p><text:span text:style-name="T2">Context</text:span></text:p>
              </table:table-cell>
              <table:table-cell>
                <text:p><text:span text:style-name="T2">Input_Port</text:span></text:p>
              </table:table-cell>
              <table:table-cell>
                <text:p><text:span text:style-name="T2">FilePath</text:span></text:p>
              </table:table-cell>
              <table:table-cell>
                <text:p><text:span text:style-name="T2">Location</text:span></text:p>
              </table:table-cell>
            </table:table-row>
            <table:table-row table:style-name="ro1" table:default-cell-style-name="ce2">
              <table:table-cell>
                <text:p><text:span text:style-name="T2">1</text:span></text:p>
              </table:table-cell>
              <table:table-cell>
                <text:p><text:span text:style-name="T2">ProfileA</text:span></text:p>
              </table:table-cell>
              <table:table-cell>
                <text:p><text:span text:style-name="T2">UserDB_Service </text:span></text:p>
              </table:table-cell>
              <table:table-cell>
                <text:p><text:span text:style-name="T2">/db_service/UserDB_crud.ol </text:span></text:p>
              </table:table-cell>
              <table:table-cell>
                <text:p><text:span text:style-name="T2">socket://localhost:8002/</text:span></text:p>
              </table:table-cell>
            </table:table-row>
            <table:table-row table:style-name="ro2" table:default-cell-style-name="ce2">
              <table:table-cell>
                <text:p><text:span text:style-name="T2">2</text:span></text:p>
              </table:table-cell>
              <table:table-cell>
                <text:p><text:span text:style-name="T2">ProfileB</text:span></text:p>
              </table:table-cell>
              <table:table-cell>
                <text:p><text:span text:style-name="T2">CustomerDB_Service </text:span></text:p>
              </table:table-cell>
              <table:table-cell>
                <text:p><text:span text:style-name="T2">/db_service/CustomerDB_crud.ol </text:span></text:p>
              </table:table-cell>
              <table:table-cell>
                <text:p><text:span text:style-name="T2">socket://localhost:8001/</text:span></text:p>
              </table:table-cell>
            </table:table-row>
            <table:table-row table:style-name="ro2" table:default-cell-style-name="ce2">
              <table:table-cell>
                <text:p><text:span text:style-name="T3">3</text:span></text:p>
              </table:table-cell>
              <table:table-cell>
                <text:p><text:span text:style-name="T2">ProfileC</text:span></text:p>
              </table:table-cell>
              <table:table-cell>
                <text:p><text:span text:style-name="T2">ProductDB_Service </text:span></text:p>
              </table:table-cell>
              <table:table-cell>
                <text:p><text:span text:style-name="T2">/db_service/ProductDB_crud.ol </text:span></text:p>
              </table:table-cell>
              <table:table-cell>
                <text:p><text:span text:style-name="T2">socket://localhost:8003/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" draw:layer="layout" svg:width="8.4cm" svg:height="1cm" svg:x="10.6cm" svg:y="13.9cm">
          <draw:text-box>
            <text:p>Table: service_tegistry </text:p>
          </draw:text-box>
        </draw:frame>
        <draw:frame draw:style-name="gr11" draw:text-style-name="P1" draw:layer="layout" svg:width="4.151cm" svg:height="0.964cm" svg:x="21.8cm" svg:y="5.6cm">
          <draw:text-box>
            <text:p text:style-name="P1">Services</text:p>
          </draw:text-box>
        </draw:frame>
        <draw:line draw:style-name="gr7" draw:text-style-name="P1" draw:layer="layout" svg:x1="17.3cm" svg:y1="14.7cm" svg:x2="17.3cm" svg:y2="11.8cm">
          <text:p/>
        </draw:line>
        <draw:frame draw:style-name="gr12" draw:layer="layout" svg:width="6cm" svg:height="2.5cm" svg:x="1.3cm" svg:y="4.2cm">
          <draw:text-box>
            <text:p><text:span text:style-name="T2">In order to simulate the NINAA behavior, Fiddler is used for injecting the headers</text:span><text:span text:style-name="T2">. </text:span></text:p>
          </draw:text-box>
        </draw:frame>
        <draw:rect draw:style-name="gr6" draw:text-style-name="P1" draw:layer="layout" svg:width="6.1cm" svg:height="1.6cm" svg:x="14.3cm" svg:y="1.5cm">
          <text:p text:style-name="P1">Monitoring </text:p>
          <text:p text:style-name="P1">Web Client</text:p>
        </draw:rect>
        <draw:line draw:style-name="gr7" draw:text-style-name="P1" draw:layer="layout" svg:x1="17.6cm" svg:y1="3.3cm" svg:x2="17.6cm" svg:y2="6.7cm">
          <text:p/>
        </draw:line>
        <draw:frame draw:style-name="gr13" draw:layer="layout" svg:width="7cm" svg:height="4.208cm" svg:x="20.6cm" svg:y="1.392cm">
          <draw:text-box>
            <text:p><text:span text:style-name="T2">The Gateway stars the Leonardo Web Server. The monitoring page index.html shows what it is in the service_registry table in the database.</text:span></text:p>
          </draw:text-box>
        </draw:frame>
      </draw:page>
      <draw:page draw:name="page2" draw:style-name="dp1" draw:master-page-name="Default">
        <draw:ellipse draw:style-name="gr6" draw:text-style-name="P1" draw:layer="layout" svg:width="2.5cm" svg:height="2.2cm" svg:x="13.4cm" svg:y="4.6cm">
          <text:p text:style-name="P1">A</text:p>
        </draw:ellipse>
        <draw:ellipse draw:style-name="gr6" draw:text-style-name="P1" draw:layer="layout" svg:width="2.5cm" svg:height="2.2cm" svg:x="13.5cm" svg:y="8.5cm">
          <text:p text:style-name="P1">B</text:p>
        </draw:ellipse>
        <draw:ellipse draw:style-name="gr6" draw:text-style-name="P1" draw:layer="layout" svg:width="2.5cm" svg:height="2.2cm" svg:x="13.5cm" svg:y="12.3cm">
          <text:p text:style-name="P1">B</text:p>
        </draw:ellipse>
        <draw:rect draw:style-name="gr6" draw:text-style-name="P1" draw:layer="layout" svg:width="2.8cm" svg:height="9.8cm" svg:x="7.1cm" svg:y="5.2cm">
          <text:p text:style-name="P1">M</text:p>
        </draw:rect>
        <draw:line draw:style-name="gr14" draw:text-style-name="P1" draw:layer="layout" svg:x1="9.8cm" svg:y1="6cm" svg:x2="13.3cm" svg:y2="5.9cm">
          <text:p/>
        </draw:line>
        <draw:line draw:style-name="gr14" draw:text-style-name="P1" draw:layer="layout" svg:x1="9.8cm" svg:y1="9.863cm" svg:x2="13.3cm" svg:y2="9.763cm">
          <text:p/>
        </draw:line>
        <draw:line draw:style-name="gr14" draw:text-style-name="P1" draw:layer="layout" svg:x1="9.8cm" svg:y1="13.526cm" svg:x2="13.3cm" svg:y2="13.426cm">
          <text:p/>
        </draw:line>
        <draw:line draw:style-name="gr14" draw:text-style-name="P1" draw:layer="layout" svg:x1="2.8cm" svg:y1="10.2cm" svg:x2="7.1cm" svg:y2="10.3cm">
          <text:p/>
        </draw:line>
        <draw:frame draw:style-name="gr15" draw:layer="layout" svg:width="1.632cm" svg:height="0.963cm" svg:x="4.4cm" svg:y="9.1cm">
          <draw:text-box>
            <text:p>M/?</text:p>
          </draw:text-box>
        </draw:frame>
        <draw:frame draw:style-name="gr15" draw:layer="layout" svg:width="1.632cm" svg:height="0.963cm" svg:x="10.868cm" svg:y="4.8cm">
          <draw:text-box>
            <text:p>/A</text:p>
          </draw:text-box>
        </draw:frame>
        <draw:frame draw:style-name="gr15" draw:layer="layout" svg:width="1.632cm" svg:height="0.963cm" svg:x="10.868cm" svg:y="8.701cm">
          <draw:text-box>
            <text:p>/B</text:p>
          </draw:text-box>
        </draw:frame>
        <draw:frame draw:style-name="gr15" draw:layer="layout" svg:width="1.632cm" svg:height="0.963cm" svg:x="10.868cm" svg:y="12.102cm">
          <draw:text-box>
            <text:p>/C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2-08T20:32:27.47</meta:creation-date>
    <dc:date>2016-03-11T19:28:17.48</dc:date>
    <meta:editing-duration>P2DT15H49M34S</meta:editing-duration>
    <meta:editing-cycles>49</meta:editing-cycles>
    <meta:generator>OpenOffice/4.1.2$Win32 OpenOffice.org_project/412m3$Build-9782</meta:generator>
    <meta:document-statistic meta:object-count="34"/>
  </office:meta>
</office:document-meta>
</file>